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2.45cm" fo:min-width="8.15cm"/>
    </style:style>
    <style:style style:name="gr2" style:family="graphic" style:parent-style-name="standard">
      <style:graphic-properties draw:fill-color="#00a65d" draw:textarea-horizontal-align="justify" draw:textarea-vertical-align="top" draw:auto-grow-height="false" fo:min-height="5.35cm" fo:min-width="3.15cm"/>
    </style:style>
    <style:style style:name="gr3" style:family="graphic" style:parent-style-name="standard">
      <style:graphic-properties draw:fill-color="#f58220" draw:textarea-horizontal-align="justify" draw:textarea-vertical-align="top" draw:auto-grow-height="false" fo:min-height="0.55cm" fo:min-width="2.65cm"/>
    </style:style>
    <style:style style:name="gr4" style:family="graphic" style:parent-style-name="standard">
      <style:graphic-properties draw:fill-color="#00a65d" draw:textarea-horizontal-align="justify" draw:textarea-vertical-align="top" draw:auto-grow-height="false" fo:min-height="4.05cm" fo:min-width="3.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top" draw:auto-grow-height="false" fo:min-height="3.55cm" fo:min-width="2.35cm"/>
    </style:style>
    <style:style style:name="gr7" style:family="graphic" style:parent-style-name="standard">
      <style:graphic-properties draw:fill-color="#00a65d" draw:textarea-horizontal-align="justify" draw:textarea-vertical-align="top" draw:auto-grow-height="false" fo:min-height="5.85cm" fo:min-width="6.75cm"/>
    </style:style>
    <style:style style:name="gr8" style:family="graphic" style:parent-style-name="standard">
      <style:graphic-properties draw:fill-color="#f58220" draw:textarea-horizontal-align="justify" draw:textarea-vertical-align="top" draw:auto-grow-height="false" fo:min-height="11.45cm" fo:min-width="3.6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00a65d"/>
      <style:paragraph-properties fo:text-align="start"/>
    </style:style>
    <style:style style:name="P3" style:family="paragraph">
      <loext:graphic-properties draw:fill-color="#f58220"/>
      <style:paragraph-properties fo:text-align="star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  <style:text-properties fo:font-size="16pt" style:font-size-asian="16pt" style:font-size-complex="16pt"/>
    </style:style>
    <style:style style:name="P6" style:family="paragraph">
      <loext:graphic-properties draw:fill-color="#00a65d"/>
      <style:paragraph-properties fo:text-align="start"/>
      <style:text-properties fo:font-size="16pt" style:font-size-asian="16pt" style:font-size-complex="16pt"/>
    </style:style>
    <style:style style:name="P7" style:family="paragraph">
      <style:paragraph-properties fo:text-align="start"/>
      <style:text-properties fo:font-size="16pt" style:text-underline-style="solid" style:text-underline-width="auto" style:text-underline-color="font-color" style:font-size-asian="16pt" style:font-size-complex="16pt"/>
    </style:style>
    <style:style style:name="P8" style:family="paragraph">
      <loext:graphic-properties draw:fill-color="#f58220"/>
      <style:paragraph-properties fo:text-align="start"/>
      <style:text-properties fo:font-size="16pt" style:text-underline-style="solid" style:text-underline-width="auto" style:text-underline-color="font-color" style:font-size-asian="16pt" style:font-size-complex="16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fo:font-size="16pt" style:text-underline-style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8.7cm" svg:height="12.7cm" svg:x="1.8cm" svg:y="2.3cm">
          <text:p text:style-name="P1">Quiz #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cm" svg:height="5.6cm" svg:x="2.5cm" svg:y="3.8cm">
          <text:p text:style-name="P1"><text:span text:style-name="T1">Question #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2.7cm" svg:y="4.7cm">
          <text:p text:style-name="P1"><text:span text:style-name="T2">Answer #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2.7cm" svg:y="5.6cm">
          <text:p text:style-name="P1"><text:span text:style-name="T2">Answer #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2.7cm" svg:y="4.7cm">
          <text:p text:style-name="P1"><text:span text:style-name="T2">Answer #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2.7cm" svg:y="6.5cm">
          <text:p text:style-name="P1"><text:span text:style-name="T2">Answer #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2.7cm" svg:y="7.4cm">
          <text:p text:style-name="P1"><text:span text:style-name="T2">Answer #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cm" svg:height="5.6cm" svg:x="6.5cm" svg:y="3.7cm">
          <text:p text:style-name="P1"><text:span text:style-name="T1">Question #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6.7cm" svg:y="4.6cm">
          <text:p text:style-name="P1"><text:span text:style-name="T2">Answer #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6.7cm" svg:y="5.5cm">
          <text:p text:style-name="P1"><text:span text:style-name="T2">Answer #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6.7cm" svg:y="4.6cm">
          <text:p text:style-name="P1"><text:span text:style-name="T2">Answer #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6.7cm" svg:y="6.4cm">
          <text:p text:style-name="P1"><text:span text:style-name="T2">Answer #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6.7cm" svg:y="7.3cm">
          <text:p text:style-name="P1"><text:span text:style-name="T2">Answer #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7cm" svg:height="4.3cm" svg:x="2.5cm" svg:y="9.7cm">
          <text:p text:style-name="P1"><text:span text:style-name="T1">Question #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2.7cm" svg:y="10.6cm">
          <text:p text:style-name="P1"><text:span text:style-name="T2">Answer #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2.7cm" svg:y="11.5cm">
          <text:p text:style-name="P1"><text:span text:style-name="T2">Answer #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2.7cm" svg:y="10.6cm">
          <text:p text:style-name="P1"><text:span text:style-name="T2">Answer #9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2.7cm" svg:y="12.4cm">
          <text:p text:style-name="P1"><text:span text:style-name="T2">Answer #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7cm" svg:height="4.3cm" svg:x="6.4cm" svg:y="9.6cm">
          <text:p text:style-name="P1"><text:span text:style-name="T1">TextQuestion #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7cm" svg:height="12.7cm" svg:x="10.9cm" svg:y="2.3cm">
          <text:p text:style-name="P1">Quiz #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cm" svg:height="5.6cm" svg:x="11.6cm" svg:y="3.8cm">
          <text:p text:style-name="P1"><text:span text:style-name="T1">Question #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11.8cm" svg:y="4.7cm">
          <text:p text:style-name="P1"><text:span text:style-name="T2">Answer #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11.8cm" svg:y="5.6cm">
          <text:p text:style-name="P1"><text:span text:style-name="T2">Answer #1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11.8cm" svg:y="4.7cm">
          <text:p text:style-name="P1"><text:span text:style-name="T2">Answer #1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11.8cm" svg:y="6.5cm">
          <text:p text:style-name="P1"><text:span text:style-name="T2">Answer #1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11.8cm" svg:y="7.4cm">
          <text:p text:style-name="P1"><text:span text:style-name="T2">Answer #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cm" svg:height="5.6cm" svg:x="15.6cm" svg:y="3.7cm">
          <text:p text:style-name="P1"><text:span text:style-name="T1">Question #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15.8cm" svg:y="4.6cm">
          <text:p text:style-name="P1"><text:span text:style-name="T2">Answer #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15.8cm" svg:y="5.5cm">
          <text:p text:style-name="P1"><text:span text:style-name="T2">Answer #1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15.8cm" svg:y="4.6cm">
          <text:p text:style-name="P1"><text:span text:style-name="T2">Answer #1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15.8cm" svg:y="6.4cm">
          <text:p text:style-name="P1"><text:span text:style-name="T2">Answer #18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15.8cm" svg:y="7.3cm">
          <text:p text:style-name="P1"><text:span text:style-name="T2">Answer #1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7cm" svg:height="4.3cm" svg:x="11.6cm" svg:y="9.7cm">
          <text:p text:style-name="P1"><text:span text:style-name="T1">Question #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11.8cm" svg:y="10.6cm">
          <text:p text:style-name="P1"><text:span text:style-name="T2">Answer #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11.8cm" svg:y="11.5cm">
          <text:p text:style-name="P1"><text:span text:style-name="T2">Answer #2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11.8cm" svg:y="10.6cm">
          <text:p text:style-name="P1"><text:span text:style-name="T2">Answer #2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11.8cm" svg:y="12.4cm">
          <text:p text:style-name="P1"><text:span text:style-name="T2">Answer #22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632cm" svg:height="0.962cm" svg:x="1.269cm" svg:y="1.138cm">
          <draw:text-box>
            <text:p>Abstract Structure</text:p>
          </draw:text-box>
        </draw:frame>
        <draw:frame draw:style-name="gr5" draw:text-style-name="P4" draw:layer="layout" svg:width="2.381cm" svg:height="0.962cm" svg:x="1.068cm" svg:y="15.538cm">
          <draw:text-box>
            <text:p>Tables</text:p>
          </draw:text-box>
        </draw:frame>
        <draw:custom-shape draw:style-name="gr6" draw:text-style-name="P5" draw:layer="layout" svg:width="2.9cm" svg:height="3.8cm" svg:x="2.3cm" svg:y="16.8cm">
          <text:p text:style-name="P5"><text:span text:style-name="T3">Quizes:</text:span></text:p>
          <text:p text:style-name="P5"><text:span text:style-name="T4">id</text:span></text:p>
          <text:p text:style-name="P5"><text:span text:style-name="T5">1</text:span></text:p>
          <text:p text:style-name="P5"><text:span text:style-name="T5">2</text:span></text:p>
          <text:p text:style-name="P5"><text:span text:style-name="T5"/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7.3cm" svg:height="6.1cm" svg:x="6.3cm" svg:y="16.8cm">
          <text:p text:style-name="P5"><text:span text:style-name="T3">Questions:</text:span></text:p>
          <text:p text:style-name="P5"><text:span text:style-name="T4">id</text:span><text:span text:style-name="T4"><text:tab/></text:span><text:span text:style-name="T4">quiz_id</text:span></text:p>
          <text:p text:style-name="P5"><text:span text:style-name="T5">1</text:span><text:span text:style-name="T5"><text:tab/></text:span><text:span text:style-name="T5">1</text:span></text:p>
          <text:p text:style-name="P5"><text:span text:style-name="T5">2</text:span><text:span text:style-name="T5"><text:tab/></text:span><text:span text:style-name="T5">1</text:span></text:p>
          <text:p text:style-name="P5"><text:span text:style-name="T5">3</text:span><text:span text:style-name="T5"><text:tab/></text:span><text:span text:style-name="T5">1</text:span></text:p>
          <text:p text:style-name="P5"><text:span text:style-name="T5">4</text:span><text:span text:style-name="T5"><text:tab/></text:span><text:span text:style-name="T5">1</text:span></text:p>
          <text:p text:style-name="P5"><text:span text:style-name="T5">5</text:span><text:span text:style-name="T5"><text:tab/></text:span><text:span text:style-name="T5">2</text:span></text:p>
          <text:p text:style-name="P5"><text:span text:style-name="T5">6</text:span><text:span text:style-name="T5"><text:tab/></text:span><text:span text:style-name="T5">2</text:span></text:p>
          <text:p text:style-name="P5"><text:span text:style-name="T5">7</text:span><text:span text:style-name="T5"><text:tab/></text:span><text:span text:style-name="T5">2</text:span></text:p>
          <text:p text:style-name="P5"><text:span text:style-name="T5"/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2cm" svg:height="11.7cm" svg:x="14.6cm" svg:y="16.6cm">
          <text:p text:style-name="P7"><text:span text:style-name="T3">Answers</text:span></text:p>
          <text:p text:style-name="P7"><text:span text:style-name="T6">id</text:span><text:span text:style-name="T6"><text:tab/></text:span><text:span text:style-name="T6">question_id</text:span></text:p>
          <text:p text:style-name="P7"><text:span text:style-name="T7">1</text:span><text:span text:style-name="T7"><text:tab/></text:span><text:span text:style-name="T7">1</text:span></text:p>
          <text:p text:style-name="P7"><text:span text:style-name="T7">2</text:span><text:span text:style-name="T7"><text:tab/></text:span><text:span text:style-name="T7">1</text:span></text:p>
          <text:p text:style-name="P7"><text:span text:style-name="T7">3</text:span><text:span text:style-name="T7"><text:tab/></text:span><text:span text:style-name="T7">1</text:span></text:p>
          <text:p text:style-name="P7"><text:span text:style-name="T7">4</text:span><text:span text:style-name="T7"><text:tab/></text:span><text:span text:style-name="T7">1</text:span></text:p>
          <text:p text:style-name="P7"><text:span text:style-name="T7">5</text:span><text:span text:style-name="T7"><text:tab/></text:span><text:span text:style-name="T7">2</text:span></text:p>
          <text:p text:style-name="P7"><text:span text:style-name="T7">6</text:span><text:span text:style-name="T7"><text:tab/></text:span><text:span text:style-name="T7">2</text:span></text:p>
          <text:p text:style-name="P7"><text:span text:style-name="T7">7</text:span><text:span text:style-name="T7"><text:tab/></text:span><text:span text:style-name="T7">2</text:span></text:p>
          <text:p text:style-name="P7"><text:span text:style-name="T7">8</text:span><text:span text:style-name="T7"><text:tab/></text:span><text:span text:style-name="T7">2</text:span></text:p>
          <text:p text:style-name="P7"><text:span text:style-name="T7">9</text:span><text:span text:style-name="T7"><text:tab/></text:span><text:span text:style-name="T7">3</text:span></text:p>
          <text:p text:style-name="P7"><text:span text:style-name="T7">10</text:span><text:span text:style-name="T7"><text:tab/></text:span><text:span text:style-name="T7">3</text:span></text:p>
          <text:p text:style-name="P7"><text:span text:style-name="T7">11</text:span><text:span text:style-name="T7"><text:tab/></text:span><text:span text:style-name="T7">3</text:span></text:p>
          <text:p text:style-name="P7"><text:span text:style-name="T7">12</text:span><text:span text:style-name="T7"><text:tab/></text:span><text:span text:style-name="T7">5</text:span></text:p>
          <text:p text:style-name="P7"><text:span text:style-name="T7">13</text:span><text:span text:style-name="T7"><text:tab/></text:span><text:span text:style-name="T7">5</text:span></text:p>
          <text:p text:style-name="P7"><text:span text:style-name="T7">14</text:span><text:span text:style-name="T7"><text:tab/></text:span><text:span text:style-name="T7">5</text:span></text:p>
          <text:p text:style-name="P7"><text:span text:style-name="T7">15</text:span><text:span text:style-name="T7"><text:tab/></text:span><text:span text:style-name="T7">5</text:span></text:p>
          <text:p text:style-name="P7"><text:span text:style-name="T7">16</text:span><text:span text:style-name="T7"><text:tab/></text:span><text:span text:style-name="T7">6</text:span></text:p>
          <text:p text:style-name="P7"><text:span text:style-name="T7">17</text:span><text:span text:style-name="T7"><text:tab/></text:span><text:span text:style-name="T7">6</text:span></text:p>
          <text:p text:style-name="P7"><text:span text:style-name="T7">18</text:span><text:span text:style-name="T7"><text:tab/></text:span><text:span text:style-name="T7">6</text:span></text:p>
          <text:p text:style-name="P7"><text:span text:style-name="T7">19</text:span><text:span text:style-name="T7"><text:tab/></text:span><text:span text:style-name="T7">6</text:span></text:p>
          <text:p text:style-name="P7"><text:span text:style-name="T7">20</text:span><text:span text:style-name="T7"><text:tab/></text:span><text:span text:style-name="T7">7</text:span></text:p>
          <text:p text:style-name="P7"><text:span text:style-name="T7">21</text:span><text:span text:style-name="T7"><text:tab/></text:span><text:span text:style-name="T7">7</text:span></text:p>
          <text:p text:style-name="P7"><text:span text:style-name="T7">22</text:span><text:span text:style-name="T7"><text:tab/></text:span><text:span text:style-name="T7">7</text:span></text:p>
          <text:p text:style-name="P7"><text:span text:style-name="T8"/></text:p>
          <text:p text:style-name="P7"><text:span text:style-name="T8"/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5.2cm" svg:y1="18.7cm" svg:x2="6.5cm" svg:y2="18.7cm">
          <text:p/>
        </draw:line>
        <draw:line draw:style-name="gr9" draw:text-style-name="P9" draw:layer="layout" svg:x1="13.6cm" svg:y1="18.7cm" svg:x2="14.6cm" svg:y2="18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3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6T10:46:21.510012643</meta:creation-date>
    <dc:date>2019-03-26T12:02:19.355265216</dc:date>
    <meta:editing-duration>PT1H5M44S</meta:editing-duration>
    <meta:editing-cycles>7</meta:editing-cycles>
    <meta:generator>LibreOffice/6.0.7.3$Linux_X86_64 LibreOffice_project/00m0$Build-3</meta:generator>
    <meta:document-statistic meta:object-count="44"/>
  </office:meta>
</office:document-meta>
</file>